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Identifier.ASTIdentifier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Identifier.set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Identifier.ASTIdentifier( JCRS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Identifier.jjtAccept( JCRSQLParser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Identifi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Identifi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